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lanning &amp; Scheduling</text:p>
      <text:p text:style-name="P1"/>
      <text:list xml:id="list384955286" text:style-name="L1">
        <text:list-item>
          <text:p text:style-name="P2">Project Management – planning, organizing and manging with the goal of successful project completetion</text:p>
          <text:p text:style-name="P2">- a project is a finite endeavor with specific start and end dates (as opposed to a process which is more permanent and used repetitatively)</text:p>
          <text:p text:style-name="P2">- pm triangle (aka the triple constraints)</text:p>
          <text:p text:style-name="P2"><text:line-break/>time /_\ cost<text:line-break/> <text:s text:c="4"/>scope<text:line-break/></text:p>
        </text:list-item>
        <text:list-item>
          <text:p text:style-name="P2">Work Breakdown Structure (WBS)</text:p>
          <text:p text:style-name="P2">- represents the planned outcomes (products of project rather than the activities</text:p>
          <text:p text:style-name="P2">- documents scope and is useful for cost estimation and monitoring</text:p>
          <text:p text:style-name="P2">- not a schedule</text:p>
          <text:p text:style-name="P2">- the WBS must capture all deliverables (add up to 100%)</text:p>
          <text:p text:style-name="P2">- each child level must add up to the parent node's work value</text:p>
        </text:list-item>
        <text:list-item>
          <text:p text:style-name="P2"><text:s/>Scheduling</text:p>
          <text:p text:style-name="P2">- assigns beginning and end dates to each activity, as well as predecessors</text:p>
          <text:p text:style-name="P2">Program Evaluation and Review Techniq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21T11:32:19</meta:creation-date>
    <meta:generator>OpenOffice.org/3.2$Unix OpenOffice.org_project/320m19$Build-9505</meta:generator>
    <dc:date>2010-11-07T14:52:09</dc:date>
    <dc:creator>Sandy Maguire</dc:creator>
    <meta:editing-duration>PT04H10M56S</meta:editing-duration>
    <meta:editing-cycles>90</meta:editing-cycles>
    <meta:document-statistic meta:table-count="0" meta:image-count="0" meta:object-count="0" meta:page-count="1" meta:paragraph-count="14" meta:word-count="131" meta:character-count="781"/>
  </office:meta>
</office:document-meta>
</file>